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6.735cm" fo:min-width="3.31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2.417cm" fo:min-width="7.374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3.006cm" fo:min-width="7.501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.512cm" fo:min-width="1.7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512cm" fo:min-width="1.786cm"/>
    </style:style>
    <style:style style:name="gr7" style:family="graphic" style:parent-style-name="standard">
      <style:graphic-properties draw:fill="solid" draw:fill-color="#ffd428" draw:textarea-horizontal-align="justify" draw:textarea-vertical-align="middle" draw:auto-grow-height="false" fo:min-height="0.512cm" fo:min-width="1.786cm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9.402cm" fo:min-width="7.374cm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3.814cm" fo:min-width="6.866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3.941cm" fo:min-width="6.866cm"/>
    </style:style>
    <style:style style:name="gr11" style:family="graphic" style:parent-style-name="standard">
      <style:graphic-properties draw:fill="solid" draw:fill-color="#ffd428" draw:textarea-horizontal-align="justify" draw:textarea-vertical-align="middle" draw:auto-grow-height="false" fo:min-height="0.512cm" fo:min-width="6.358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2.957cm" fo:min-width="7.501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3.437cm"/>
    </style:style>
    <style:style style:name="gr1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655cm" fo:min-width="2.992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0.919cm" fo:min-width="2.016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992cm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1.782cm" fo:min-width="2.421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739cm" fo:min-width="2.374cm"/>
    </style:style>
    <style:style style:name="gr21" style:family="graphic" style:parent-style-name="objectwithoutfill">
      <style:graphic-properties draw:stroke="dash" draw:stroke-dash="Fine_20_Dashed" svg:stroke-color="#111111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style:text-properties style:font-name="Liberation Mono"/>
    </style:style>
    <style:style style:name="P8" style:family="paragraph">
      <loext:graphic-properties draw:fill="none" draw:fill-color="#ffffff"/>
      <style:text-properties style:font-name="Liberation Mono"/>
    </style:style>
    <style:style style:name="P9" style:family="paragraph">
      <style:paragraph-properties fo:text-align="start"/>
      <style:text-properties style:font-name="Liberation Mono"/>
    </style:style>
    <style:style style:name="P10" style:family="paragraph">
      <loext:graphic-properties draw:fill="solid" draw:fill-color="#ffd428"/>
      <style:paragraph-properties fo:text-align="start"/>
      <style:text-properties style:font-name="Liberation Mono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d428"/>
      <style:paragraph-properties fo:text-align="star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font-name="Liberation Mono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6.985cm" svg:x="1.254cm" svg:y="5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874cm" svg:height="2.667cm" svg:x="10.362cm" svg:y="1.308cm">
          <text:p text:style-name="P2">Frontend-Container<text:line-break/>(Java/Spring)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8.001cm" svg:height="3.256cm" svg:x="10.335cm" svg:y="5.44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762cm" svg:x="19.006cm" svg:y="15.42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02cm" svg:height="1.187cm" svg:x="21.546cm" svg:y="15.548cm">
          <draw:text-box>
            <text:p/>
          </draw:text-box>
        </draw:frame>
        <draw:frame draw:style-name="gr5" draw:text-style-name="P4" draw:layer="layout" svg:width="5.997cm" svg:height="0.962cm" svg:x="21.419cm" svg:y="15.348cm">
          <draw:text-box>
            <text:p><text:s/>: Docker-Container</text:p>
          </draw:text-box>
        </draw:frame>
        <draw:custom-shape draw:style-name="gr6" draw:text-style-name="P5" draw:layer="layout" svg:width="2.286cm" svg:height="0.762cm" svg:x="19.006cm" svg:y="16.4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36cm" svg:height="0.962cm" svg:x="21.419cm" svg:y="16.31cm">
          <draw:text-box>
            <text:p><text:s/>: Schema</text:p>
          </draw:text-box>
        </draw:frame>
        <draw:custom-shape draw:style-name="gr7" draw:text-style-name="P6" draw:layer="layout" svg:width="2.286cm" svg:height="0.762cm" svg:x="19.006cm" svg:y="17.4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25cm" svg:height="0.962cm" svg:x="21.419cm" svg:y="17.31cm">
          <draw:text-box>
            <text:p><text:s/>: Tabelle</text:p>
          </draw:text-box>
        </draw:frame>
        <draw:custom-shape draw:style-name="gr8" draw:text-style-name="P3" draw:layer="layout" svg:width="7.874cm" svg:height="9.652cm" svg:x="20.414cm" svg:y="1.35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3cm" svg:height="0.962cm" svg:x="20.414cm" svg:y="1.408cm">
          <draw:text-box>
            <text:p>Datenbank</text:p>
          </draw:text-box>
        </draw:frame>
        <draw:custom-shape draw:style-name="gr9" draw:text-style-name="P5" draw:layer="layout" svg:width="7.366cm" svg:height="4.064cm" svg:x="20.668cm" svg:y="6.68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169cm" svg:height="0.971cm" svg:x="20.661cm" svg:y="6.742cm">
          <draw:text-box>
            <text:p text:style-name="P7"><text:span text:style-name="T1">metrics</text:span></text:p>
          </draw:text-box>
        </draw:frame>
        <draw:custom-shape draw:style-name="gr10" draw:text-style-name="P5" xml:id="id5" draw:id="id5" draw:layer="layout" svg:width="7.366cm" svg:height="4.191cm" svg:x="20.668cm" svg:y="2.37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026cm" svg:height="0.971cm" svg:x="20.699cm" svg:y="2.424cm">
          <draw:text-box>
            <text:p text:style-name="P7"><text:span text:style-name="T1">main</text:span></text:p>
          </draw:text-box>
        </draw:frame>
        <draw:custom-shape draw:style-name="gr11" draw:text-style-name="P10" draw:layer="layout" svg:width="6.858cm" svg:height="0.762cm" svg:x="20.922cm" svg:y="3.386cm">
          <text:p text:style-name="P9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6.858cm" svg:height="0.762cm" svg:x="20.922cm" svg:y="4.275cm">
          <text:p text:style-name="P9"><text:span text:style-name="T1">achieveme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858cm" svg:height="0.762cm" svg:x="20.922cm" svg:y="5.164cm">
          <text:p text:style-name="P9"><text:span text:style-name="T1">connector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35cm" svg:height="0.962cm" svg:x="23.843cm" svg:y="5.545cm">
          <draw:text-box>
            <text:p>...</text:p>
          </draw:text-box>
        </draw:frame>
        <draw:custom-shape draw:style-name="gr11" draw:text-style-name="P12" xml:id="id7" draw:id="id7" draw:layer="layout" svg:width="6.858cm" svg:height="0.762cm" svg:x="20.922cm" svg:y="7.704cm">
          <text:p text:style-name="P11">Tabelle Konnektor A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35cm" svg:height="0.962cm" svg:x="23.844cm" svg:y="9.345cm">
          <draw:text-box>
            <text:p>...</text:p>
          </draw:text-box>
        </draw:frame>
        <draw:custom-shape draw:style-name="gr11" draw:text-style-name="P12" xml:id="id9" draw:id="id9" draw:layer="layout" svg:width="6.858cm" svg:height="0.762cm" svg:x="20.922cm" svg:y="8.604cm">
          <text:p text:style-name="P11">Tabelle Konnektor B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8.001cm" svg:height="3.207cm" svg:x="10.335cm" svg:y="8.969cm">
          <text:p text:style-name="P2"/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" svg:x1="18.072cm" svg:y1="7.513cm" svg:x2="20.922cm" svg:y2="4.656cm" draw:start-shape="id1" draw:start-glue-point="1" draw:end-shape="id2" draw:end-glue-point="3" svg:d="M18072 7513l2850-2857" svg:viewBox="0 0 2851 2858">
          <text:p/>
        </draw:connector>
        <draw:connector draw:style-name="gr13" draw:text-style-name="P13" draw:layer="layout" draw:type="line" svg:x1="18.072cm" svg:y1="10.913cm" svg:x2="20.922cm" svg:y2="4.656cm" draw:start-shape="id3" draw:start-glue-point="1" draw:end-shape="id2" draw:end-glue-point="3" svg:d="M18072 10913l2850-6257" svg:viewBox="0 0 2851 6258">
          <text:p/>
        </draw:connector>
        <draw:connector draw:style-name="gr14" draw:text-style-name="P13" draw:layer="layout" draw:type="line" svg:x1="18.236cm" svg:y1="2.641cm" svg:x2="20.668cm" svg:y2="4.465cm" draw:start-shape="id4" draw:start-glue-point="1" draw:end-shape="id5" draw:end-glue-point="3" svg:d="M18236 2641l2432 1824" svg:viewBox="0 0 2433 1825">
          <text:p/>
        </draw:connector>
        <draw:connector draw:style-name="gr14" draw:text-style-name="P13" draw:layer="layout" draw:type="line" svg:x1="18.336cm" svg:y1="7.073cm" svg:x2="20.922cm" svg:y2="8.085cm" draw:start-shape="id6" draw:start-glue-point="1" draw:end-shape="id7" draw:end-glue-point="3" svg:d="M18336 7073l2586 1012" svg:viewBox="0 0 2587 1013">
          <text:p/>
        </draw:connector>
        <draw:connector draw:style-name="gr14" draw:text-style-name="P13" draw:layer="layout" draw:type="line" svg:x1="18.336cm" svg:y1="10.572cm" svg:x2="20.922cm" svg:y2="8.985cm" draw:start-shape="id8" draw:start-glue-point="1" draw:end-shape="id9" draw:end-glue-point="3" svg:d="M18336 10572l2586-1587" svg:viewBox="0 0 2587 1588">
          <text:p/>
        </draw:connector>
        <draw:custom-shape draw:style-name="gr15" draw:text-style-name="P14" xml:id="id11" draw:id="id11" draw:layer="layout" svg:width="3.937cm" svg:height="1.905cm" svg:x="10.335cm" svg:y="6.561cm">
          <text:p text:style-name="P2"><text:span text:style-name="T2">Hook-Empfänger</text:span></text:p>
          <text:p text:style-name="P2"><text:span text:style-name="T2">(HTTP-Server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314cm" svg:height="0.962cm" svg:x="10.335cm" svg:y="5.445cm">
          <draw:text-box>
            <text:p>Konnektor A (passiv)</text:p>
          </draw:text-box>
        </draw:frame>
        <draw:frame draw:style-name="gr5" draw:text-style-name="P4" draw:layer="layout" svg:width="5.895cm" svg:height="0.962cm" svg:x="10.335cm" svg:y="9.001cm">
          <draw:text-box>
            <text:p>Konnektor B (aktiv)</text:p>
          </draw:text-box>
        </draw:frame>
        <draw:custom-shape draw:style-name="gr16" draw:text-style-name="P16" xml:id="id1" draw:id="id1" draw:layer="layout" svg:width="3.492cm" svg:height="1.905cm" svg:x="14.58cm" svg:y="6.561cm">
          <text:p text:style-name="P15"><text:span text:style-name="T3">Spezifische Logik</text:span></text:p>
          <text:p text:style-name="P15"><text:span text:style-name="T3">für Generierung </text:span></text:p>
          <text:p text:style-name="P2"><text:span text:style-name="T3">von Achievement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39cm" svg:height="0.839cm" svg:x="6.074cm" svg:y="10.117cm">
          <draw:text-box>
            <text:p><text:span text:style-name="T4">H</text:span><text:span text:style-name="T4">T</text:span><text:span text:style-name="T4">T</text:span><text:span text:style-name="T4">P</text:span><text:span text:style-name="T4">-</text:span><text:span text:style-name="T4">G</text:span><text:span text:style-name="T4">E</text:span><text:span text:style-name="T4">T</text:span></text:p>
          </draw:text-box>
        </draw:frame>
        <draw:custom-shape draw:style-name="gr17" draw:text-style-name="P14" xml:id="id16" draw:id="id16" draw:layer="layout" svg:width="3.556cm" svg:height="1.651cm" svg:x="2.397cm" svg:y="1.762cm">
          <text:p text:style-name="P2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12" draw:id="id12" draw:layer="layout" svg:width="3.937cm" svg:height="1.905cm" svg:x="10.335cm" svg:y="9.961cm">
          <text:p text:style-name="P2"><text:span text:style-name="T2">Aktives </text:span><text:span text:style-name="T2">Elemen</text:span><text:span text:style-name="T2">t</text:span></text:p>
          <text:p text:style-name="P2"><text:span text:style-name="T2">zum </text:span><text:span text:style-name="T2">Abrufen </text:span><text:span text:style-name="T2">von</text:span></text:p>
          <text:p text:style-name="P2"><text:span text:style-name="T2">Metrike</text:span><text:span text:style-name="T2">n über</text:span></text:p>
          <text:p text:style-name="P2"><text:span text:style-name="T2">HTTP-</text:span><text:span text:style-name="T2">REST-</text:span><text:span text:style-name="T2">API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" draw:id="id3" draw:layer="layout" svg:width="3.492cm" svg:height="1.905cm" svg:x="14.58cm" svg:y="9.961cm">
          <text:p text:style-name="P2"><text:span text:style-name="T3">Spezifische Logik</text:span></text:p>
          <text:p text:style-name="P2"><text:span text:style-name="T3">für Generierung </text:span></text:p>
          <text:p text:style-name="P2"><text:span text:style-name="T3">von Achievements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" svg:x1="4.583cm" svg:y1="7.506cm" svg:x2="10.335cm" svg:y2="7.513cm" draw:start-shape="id10" draw:start-glue-point="1" draw:end-shape="id11" draw:end-glue-point="3" svg:d="M4583 7506l5752 7" svg:viewBox="0 0 5753 8">
          <text:p/>
        </draw:connector>
        <draw:frame draw:style-name="gr5" draw:text-style-name="P18" draw:layer="layout" svg:width="3.491cm" svg:height="0.839cm" svg:x="5.658cm" svg:y="6.715cm">
          <draw:text-box>
            <text:p text:style-name="P17"><text:span text:style-name="T4">HTTP-POST</text:span></text:p>
          </draw:text-box>
        </draw:frame>
        <draw:connector draw:style-name="gr13" draw:text-style-name="P13" xml:id="id13" draw:id="id13" draw:layer="layout" draw:type="curve" svg:x1="10.335cm" svg:y1="10.913cm" svg:x2="10.335cm" svg:y2="10.913cm" draw:start-shape="id12" draw:start-glue-point="3" draw:end-shape="id12" draw:end-glue-point="3" svg:d="M10335 10913z" svg:viewBox="0 0 1 1">
          <text:p/>
        </draw:connector>
        <draw:connector draw:style-name="gr14" draw:text-style-name="P13" draw:layer="layout" draw:type="line" svg:x1="10.335cm" svg:y1="10.913cm" svg:x2="4.583cm" svg:y2="10.906cm" draw:start-shape="id13" draw:start-glue-point="0" draw:end-shape="id14" draw:end-glue-point="1" svg:d="M10335 10913l-5752-7" svg:viewBox="0 0 5753 8">
          <text:p/>
        </draw:connector>
        <draw:custom-shape draw:style-name="gr19" draw:text-style-name="P14" xml:id="id14" draw:id="id14" draw:layer="layout" svg:width="2.921cm" svg:height="2.032cm" svg:x="1.662cm" svg:y="9.89cm">
          <text:p text:style-name="P2"><text:span text:style-name="T2">Anwendung B</text:span></text:p>
          <text:p text:style-name="P2"><text:span text:style-name="T2">(ohne Hooks)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0" draw:id="id10" draw:layer="layout" svg:width="2.921cm" svg:height="2.032cm" svg:x="1.662cm" svg:y="6.49cm">
          <text:p text:style-name="P2"><text:span text:style-name="T2">Anwendung A</text:span></text:p>
          <text:p text:style-name="P2"><text:span text:style-name="T2">(mit Hooks)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5" draw:id="id15" draw:layer="layout" svg:width="4.064cm" svg:height="1.397cm" svg:x="13.446cm" svg:y="13.065cm">
          <text:p text:style-name="P2">Cront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draw:type="line" svg:x1="14.041cm" svg:y1="13.269cm" svg:x2="12.303cm" svg:y2="11.866cm" draw:start-shape="id15" draw:start-glue-point="5" draw:end-shape="id12" draw:end-glue-point="2" svg:d="M14041 13269l-1738-1403" svg:viewBox="0 0 1739 1404">
          <text:p/>
        </draw:connector>
        <draw:frame draw:style-name="gr5" draw:text-style-name="P4" draw:layer="layout" svg:width="1.924cm" svg:height="0.763cm" svg:x="13.4cm" svg:y="12.257cm">
          <draw:text-box>
            <text:p><text:span text:style-name="T5">triggert</text:span></text:p>
          </draw:text-box>
        </draw:frame>
        <draw:connector draw:style-name="gr14" draw:text-style-name="P13" draw:layer="layout" draw:type="line" svg:x1="5.953cm" svg:y1="2.588cm" svg:x2="10.362cm" svg:y2="2.641cm" draw:start-shape="id16" draw:start-glue-point="10" draw:end-shape="id4" draw:end-glue-point="3" svg:d="M5953 2588l4409 53" svg:viewBox="0 0 4410 54">
          <text:p/>
        </draw:connector>
        <draw:frame draw:style-name="gr5" draw:text-style-name="P4" draw:layer="layout" svg:width="3.423cm" svg:height="0.763cm" svg:x="1.081cm" svg:y="5.426cm">
          <draw:text-box>
            <text:p><text:span text:style-name="T5">A</text:span><text:span text:style-name="T5">n</text:span><text:span text:style-name="T5">w</text:span><text:span text:style-name="T5">e</text:span><text:span text:style-name="T5">n</text:span><text:span text:style-name="T5">d</text:span><text:span text:style-name="T5">u</text:span><text:span text:style-name="T5">n</text:span><text:span text:style-name="T5">g</text:span><text:span text:style-name="T5">e</text:span><text:span text:style-name="T5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3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2T15:16:00.525217496</meta:creation-date>
    <dc:date>2019-11-03T14:41:59.249646583</dc:date>
    <meta:editing-duration>PT5M30S</meta:editing-duration>
    <meta:editing-cycles>3</meta:editing-cycles>
    <meta:generator>LibreOffice/6.3.2.2$Linux_X86_64 LibreOffice_project/30$Build-2</meta:generator>
    <meta:document-statistic meta:object-count="48"/>
  </office:meta>
</office:document-meta>
</file>